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4.85cm" fo:min-width="16.4cm"/>
    </style:style>
    <style:style style:name="gr2" style:family="graphic" style:parent-style-name="standard">
      <style:graphic-properties draw:fill-color="#aea79f" draw:textarea-horizontal-align="justify" draw:textarea-vertical-align="middle" draw:auto-grow-height="false" fo:min-height="2.45cm" fo:min-width="14.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4.4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7.15cm" fo:min-width="2.2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85cm" fo:min-width="4.8cm"/>
    </style:style>
    <style:style style:name="P1" style:family="paragraph">
      <style:paragraph-properties fo:text-align="center"/>
    </style:style>
    <style:style style:name="P2" style:family="paragraph">
      <loext:graphic-properties draw:fill-color="#aea79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ffffff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9cm" svg:height="25.1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cm" svg:height="2.7cm" svg:x="3cm" svg:y="23.4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cm" svg:height="2.7cm" svg:x="3.1cm" svg:y="19.3cm">
          <text:p text:style-name="P1">Hyperviso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cm" svg:height="14.7cm" svg:x="3.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cm" svg:height="2.4cm" svg:x="3.9cm" svg:y="11.886cm">
          <text:p text:style-name="P1">Betriebssyste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7.4cm" svg:x="3.8cm" svg:y="3.9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7.4cm" svg:x="6.7cm" svg:y="3.9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3cm" svg:height="1.1cm" svg:x="3.9cm" svg:y="15.8cm">
          <text:p text:style-name="P1"><text:span text:style-name="T1">Virtuelle Maschin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cm" svg:height="14.7cm" svg:x="11.1cm" svg:y="2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3cm" svg:height="1.1cm" svg:x="11.7cm" svg:y="15.9cm">
          <text:p text:style-name="P1"><text:span text:style-name="T1">Virtuelle Masch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cm" svg:height="2.4cm" svg:x="11.7cm" svg:y="12.1cm">
          <text:p text:style-name="P1">Betriebssyste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7.4cm" svg:x="11.6cm" svg:y="3.9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7.4cm" svg:x="14.612cm" svg:y="3.844cm">
          <text:p text:style-name="P1">Ap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21:58:06.850774842</meta:creation-date>
    <dc:date>2016-09-09T22:07:37.173137773</dc:date>
    <meta:editing-duration>PT9M32S</meta:editing-duration>
    <meta:editing-cycles>1</meta:editing-cycles>
    <meta:document-statistic meta:object-count="13"/>
    <meta:generator>LibreOffice/5.1.4.2$Linux_X86_64 LibreOffice_project/10m0$Build-2</meta:generator>
  </office:meta>
</office:document-meta>
</file>